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80000009E1F2B054B735D57D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0000" style:font-name="Arial" fo:language="pt" fo:country="BR" fo:font-style="italic" fo:font-weight="bold" style:language-asian="zh" style:country-asian="CN" style:font-style-asian="italic" style:font-weight-asian="bold" style:font-name-complex="Arial1" style:language-complex="ar" style:country-complex="SA"/>
    </style:style>
    <style:style style:name="P2" style:family="paragraph" style:parent-style-name="Header">
      <style:paragraph-properties fo:text-align="center" style:justify-single-word="false"/>
      <style:text-properties style:font-name="Caladea" fo:font-size="13pt" fo:language="pt" fo:country="BR" fo:font-weight="bold" officeooo:paragraph-rsid="001e6ba6" style:font-size-asian="13pt" style:language-asian="zh" style:country-asian="CN" style:font-weight-asian="bold" style:font-name-complex="Caladea1" style:font-size-complex="13pt" style:language-complex="ar" style:country-complex="SA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Caladea" fo:language="pt" fo:country="BR" officeooo:paragraph-rsid="001e6ba6" style:language-asian="zh" style:country-asian="CN" style:font-name-complex="Caladea1" style:language-complex="ar" style:country-complex="SA"/>
    </style:style>
    <style:style style:name="P4" style:family="paragraph" style:parent-style-name="Header">
      <style:paragraph-properties fo:text-align="center" style:justify-single-word="false"/>
      <style:text-properties fo:color="#000000" style:font-name="Caladea" fo:font-size="13pt" fo:language="pt" fo:country="BR" style:font-size-asian="13pt" style:language-asian="zh" style:country-asian="CN" style:font-name-complex="Caladea1" style:font-size-complex="13pt" style:language-complex="ar" style:country-complex="SA"/>
    </style:style>
    <style:style style:name="P5" style:family="paragraph" style:parent-style-name="Header">
      <style:text-properties fo:language="pt" fo:country="BR" style:language-asian="zh" style:country-asian="CN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language="pt" fo:country="BR" officeooo:paragraph-rsid="002b3e16" style:language-asian="zh" style:country-asian="CN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language="pt" fo:country="BR" officeooo:paragraph-rsid="002580cc" style:language-asian="zh" style:country-asian="CN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language="pt" fo:country="BR" officeooo:paragraph-rsid="00223c77" style:language-asian="zh" style:country-asian="CN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563cm" style:auto-text-indent="false"/>
      <style:text-properties fo:language="pt" fo:country="BR" officeooo:paragraph-rsid="002580cc" style:language-asian="zh" style:country-asian="CN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563cm" style:auto-text-indent="false"/>
      <style:text-properties fo:language="pt" fo:country="BR" officeooo:rsid="00204534" officeooo:paragraph-rsid="00204534" style:language-asian="zh" style:country-asian="CN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1.563cm" style:auto-text-indent="false"/>
      <style:text-properties fo:color="#000000" fo:font-size="11pt" fo:language="pt" fo:country="BR" officeooo:rsid="00204534" officeooo:paragraph-rsid="003636b7" fo:background-color="#ffffff" style:font-size-asian="11pt" style:language-asian="zh" style:country-asian="CN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563cm" style:auto-text-indent="false"/>
      <style:text-properties fo:color="#000000" fo:font-size="11pt" fo:language="pt" fo:country="BR" officeooo:rsid="00204534" officeooo:paragraph-rsid="00204534" fo:background-color="#ffffff" style:font-size-asian="11pt" style:language-asian="zh" style:country-asian="CN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color="#000000" fo:font-size="11pt" fo:language="pt" fo:country="BR" fo:font-weight="bold" officeooo:rsid="001c8406" officeooo:paragraph-rsid="002580cc" fo:background-color="#ffffff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officeooo:paragraph-rsid="00204534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officeooo:paragraph-rsid="00396f54"/>
    </style:style>
    <style:style style:name="P16" style:family="paragraph" style:parent-style-name="Standard" style:master-page-name="Standard">
      <style:paragraph-properties fo:margin-left="0cm" fo:margin-right="0cm" fo:line-height="150%" fo:text-align="center" style:justify-single-word="false" fo:text-indent="1.563cm" style:auto-text-indent="false" style:page-number="auto"/>
      <style:text-properties officeooo:paragraph-rsid="0037ec85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31047f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334423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39b11d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3b2859"/>
    </style:style>
    <style:style style:name="P22" style:family="paragraph" style:parent-style-name="Standard">
      <style:paragraph-properties fo:line-height="150%" fo:text-align="justify" style:justify-single-word="false"/>
      <style:text-properties fo:language="pt" fo:country="BR" fo:font-weight="bold" style:language-asian="zh" style:country-asian="CN" style:font-weight-asian="bold" style:language-complex="ar" style:country-complex="SA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language="pt" fo:country="BR" style:language-asian="zh" style:country-asian="CN" style:language-complex="ar" style:country-complex="SA"/>
    </style:style>
    <style:style style:name="P24" style:family="paragraph" style:parent-style-name="Standard">
      <style:paragraph-properties fo:line-height="150%" fo:text-align="justify" style:justify-single-word="false"/>
      <style:text-properties fo:language="pt" fo:country="BR" officeooo:paragraph-rsid="00313e64" style:language-asian="zh" style:country-asian="CN" style:language-complex="ar" style:country-complex="SA"/>
    </style:style>
    <style:style style:name="P25" style:family="paragraph" style:parent-style-name="Standard">
      <style:paragraph-properties fo:line-height="150%" fo:text-align="justify" style:justify-single-word="false"/>
      <style:text-properties fo:language="pt" fo:country="BR" officeooo:paragraph-rsid="0039b11d" style:language-asian="zh" style:country-asian="CN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/>
      <style:text-properties fo:language="pt" fo:country="BR" officeooo:paragraph-rsid="003b2859" style:language-asian="zh" style:country-asian="CN" style:language-complex="ar" style:country-complex="SA"/>
    </style:style>
    <style:style style:name="P27" style:family="paragraph" style:parent-style-name="Standard">
      <style:paragraph-properties fo:line-height="150%" fo:text-align="justify" style:justify-single-word="false" fo:break-before="page"/>
      <style:text-properties fo:language="pt" fo:country="BR" style:language-asian="zh" style:country-asian="CN" style:language-complex="ar" style:country-complex="SA"/>
    </style:style>
    <style:style style:name="T1" style:family="text">
      <style:text-properties fo:color="#000000" style:font-name="Calibri" fo:font-size="11pt" fo:language="pt" fo:country="BR" officeooo:rsid="00396f54" fo:background-color="#ffffff" loext:char-shading-value="0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2" style:family="text">
      <style:text-properties fo:color="#000000" style:font-name="Calibri" fo:font-size="11pt" fo:language="pt" fo:country="BR" fo:font-weight="bold" officeooo:rsid="00223c77" fo:background-color="#ffffff" loext:char-shading-value="0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3" style:family="text">
      <style:text-properties fo:color="#000000" style:font-name="Calibri" fo:font-size="11pt" fo:language="pt" fo:country="BR" fo:font-weight="bold" officeooo:rsid="0030dff5" fo:background-color="#ffffff" loext:char-shading-value="0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4" style:family="text">
      <style:text-properties fo:color="#000000" style:font-name="Calibri" fo:font-size="11pt" fo:language="pt" fo:country="BR" fo:font-weight="bold" officeooo:rsid="0037ec85" fo:background-color="#ffffff" loext:char-shading-value="0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5" style:family="text">
      <style:text-properties fo:color="#000000" style:font-name="Calibri" fo:font-size="11pt" fo:language="pt" fo:country="BR" fo:font-weight="bold" officeooo:rsid="00396f54" fo:background-color="#ffffff" loext:char-shading-value="0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6" style:family="text">
      <style:text-properties fo:color="#000000" style:font-name="Calibri" fo:font-size="11pt" officeooo:rsid="002580cc" fo:background-color="#ffffff" loext:char-shading-value="0" style:font-name-asian="SimSun" style:font-size-asian="11pt" style:font-name-complex="Calibri1" style:font-size-complex="11pt"/>
    </style:style>
    <style:style style:name="T7" style:family="text">
      <style:text-properties fo:color="#000000" style:font-name="Calibri" fo:font-size="11pt" officeooo:rsid="00273498" fo:background-color="#ffffff" loext:char-shading-value="0" style:font-name-asian="SimSun" style:font-size-asian="11pt" style:font-name-complex="Calibri1" style:font-size-complex="11pt"/>
    </style:style>
    <style:style style:name="T8" style:family="text">
      <style:text-properties fo:color="#000000" style:font-name="Calibri" fo:font-size="11pt" officeooo:rsid="002431f0" fo:background-color="#ffffff" loext:char-shading-value="0" style:font-name-asian="SimSun" style:font-size-asian="11pt" style:font-name-complex="Calibri1" style:font-size-complex="11pt"/>
    </style:style>
    <style:style style:name="T9" style:family="text">
      <style:text-properties fo:color="#000000" style:font-name="Calibri" fo:font-size="11pt" officeooo:rsid="0030dff5" fo:background-color="#ffffff" loext:char-shading-value="0" style:font-name-asian="SimSun" style:font-size-asian="11pt" style:font-name-complex="Calibri1" style:font-size-complex="11pt"/>
    </style:style>
    <style:style style:name="T10" style:family="text">
      <style:text-properties fo:color="#000000" style:font-name="Calibri" fo:font-size="11pt" officeooo:rsid="00204534" fo:background-color="#ffffff" loext:char-shading-value="0" style:font-name-asian="SimSun" style:font-size-asian="11pt" style:font-name-complex="Calibri1" style:font-size-complex="11pt"/>
    </style:style>
    <style:style style:name="T11" style:family="text">
      <style:text-properties fo:color="#000000" style:font-name="Calibri" fo:font-size="11pt" officeooo:rsid="00223c77" fo:background-color="#ffffff" loext:char-shading-value="0" style:font-name-asian="SimSun" style:font-size-asian="11pt" style:font-name-complex="Calibri1" style:font-size-complex="11pt"/>
    </style:style>
    <style:style style:name="T12" style:family="text">
      <style:text-properties fo:color="#000000" fo:font-size="11pt" fo:language="pt" fo:country="BR" officeooo:rsid="00204534" fo:background-color="#ffffff" loext:char-shading-value="0" style:font-size-asian="11pt" style:language-asian="zh" style:country-asian="CN" style:font-name-complex="Calibri1" style:font-size-complex="11pt" style:language-complex="ar" style:country-complex="SA"/>
    </style:style>
    <style:style style:name="T13" style:family="text">
      <style:text-properties fo:color="#000000" fo:font-size="11pt" fo:language="pt" fo:country="BR" fo:font-weight="bold" officeooo:rsid="002b3e16" fo:background-color="#ffffff" loext:char-shading-value="0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4" style:family="text">
      <style:text-properties fo:color="#000000" fo:font-size="11pt" fo:language="pt" fo:country="BR" fo:font-weight="bold" officeooo:rsid="001c8406" fo:background-color="#ffffff" loext:char-shading-value="0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5" style:family="text">
      <style:text-properties fo:color="#000000" fo:font-size="11pt" fo:language="pt" fo:country="BR" fo:font-weight="bold" officeooo:rsid="00204534" fo:background-color="#ffffff" loext:char-shading-value="0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6" style:family="text">
      <style:text-properties fo:color="#000000" fo:font-size="11pt" fo:font-weight="bold" fo:background-color="#ffffff" loext:char-shading-value="0" style:font-size-asian="11pt" style:font-weight-asian="bold" style:font-name-complex="Calibri1" style:font-size-complex="11pt" style:font-weight-complex="bold"/>
    </style:style>
    <style:style style:name="T17" style:family="text">
      <style:text-properties fo:color="#000000" fo:font-size="11pt" fo:font-weight="bold" officeooo:rsid="001c8406" fo:background-color="#ffffff" loext:char-shading-value="0" style:font-size-asian="11pt" style:font-weight-asian="bold" style:font-name-complex="Calibri1" style:font-size-complex="11pt" style:font-weight-complex="bold"/>
    </style:style>
    <style:style style:name="T18" style:family="text">
      <style:text-properties fo:color="#000000" fo:font-size="11pt" fo:background-color="#ffffff" loext:char-shading-value="0" style:font-size-asian="11pt" style:font-name-complex="Calibri1" style:font-size-complex="11pt"/>
    </style:style>
    <style:style style:name="T19" style:family="text">
      <style:text-properties fo:color="#000000" fo:font-size="11pt" officeooo:rsid="00204534" fo:background-color="#ffffff" loext:char-shading-value="0" style:font-size-asian="11pt" style:font-name-complex="Calibri1" style:font-size-complex="11pt"/>
    </style:style>
    <style:style style:name="T20" style:family="text">
      <style:text-properties fo:color="#000000" fo:font-size="11pt" officeooo:rsid="00223c77" fo:background-color="#ffffff" loext:char-shading-value="0" style:font-size-asian="11pt" style:font-name-complex="Calibri1" style:font-size-complex="11pt"/>
    </style:style>
    <style:style style:name="T21" style:family="text">
      <style:text-properties fo:color="#000000" fo:font-size="11pt" officeooo:rsid="002580cc" fo:background-color="#ffffff" loext:char-shading-value="0" style:font-size-asian="11pt" style:font-name-complex="Calibri1" style:font-size-complex="11pt"/>
    </style:style>
    <style:style style:name="T22" style:family="text">
      <style:text-properties fo:color="#000000" fo:font-size="11pt" officeooo:rsid="002431f0" fo:background-color="#ffffff" loext:char-shading-value="0" style:font-size-asian="11pt" style:font-name-complex="Calibri1" style:font-size-complex="11pt"/>
    </style:style>
    <style:style style:name="T23" style:family="text">
      <style:text-properties fo:color="#000000" fo:font-size="11pt" officeooo:rsid="00273498" fo:background-color="#ffffff" loext:char-shading-value="0" style:font-size-asian="11pt" style:font-name-complex="Calibri1" style:font-size-complex="11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Calibri" fo:language="pt" fo:country="BR" officeooo:rsid="00313e64" style:font-name-asian="SimSun" style:language-asian="zh" style:country-asian="CN" style:font-name-complex="SimSun" style:language-complex="ar" style:country-complex="SA"/>
    </style:style>
    <style:style style:name="T26" style:family="text">
      <style:text-properties style:font-name="Calibri" fo:language="pt" fo:country="BR" officeooo:rsid="0031768d" style:font-name-asian="SimSun" style:language-asian="zh" style:country-asian="CN" style:font-name-complex="SimSun" style:language-complex="ar" style:country-complex="SA"/>
    </style:style>
    <style:style style:name="T27" style:family="text">
      <style:text-properties style:font-name="Calibri" fo:language="pt" fo:country="BR" officeooo:rsid="00334423" style:font-name-asian="SimSun" style:language-asian="zh" style:country-asian="CN" style:font-name-complex="SimSun" style:language-complex="ar" style:country-complex="SA"/>
    </style:style>
    <style:style style:name="T28" style:family="text">
      <style:text-properties style:font-name="Calibri" fo:language="pt" fo:country="BR" officeooo:rsid="0039b11d" style:font-name-asian="SimSun" style:language-asian="zh" style:country-asian="CN" style:font-name-complex="SimSun" style:language-complex="ar" style:country-complex="SA"/>
    </style:style>
    <style:style style:name="T29" style:family="text">
      <style:text-properties style:font-name="Calibri" fo:language="pt" fo:country="BR" officeooo:rsid="003b2859" style:font-name-asian="SimSun" style:language-asian="zh" style:country-asian="CN" style:font-name-complex="SimSun" style:language-complex="ar" style:country-complex="SA"/>
    </style:style>
    <style:style style:name="T30" style:family="text">
      <style:text-properties style:font-name="Calibri" officeooo:rsid="002b3e16" style:font-name-asian="SimSun" style:font-name-complex="SimSun"/>
    </style:style>
    <style:style style:name="T31" style:family="text">
      <style:text-properties style:font-name="Calibri" officeooo:rsid="0031047f" style:font-name-asian="SimSun" style:font-name-complex="SimSun"/>
    </style:style>
    <style:style style:name="T32" style:family="text">
      <style:text-properties style:font-name="Calibri" officeooo:rsid="0031768d" style:font-name-asian="SimSun" style:font-name-complex="SimSun"/>
    </style:style>
    <style:style style:name="T33" style:family="text">
      <style:text-properties style:font-name="Calibri" officeooo:rsid="003b2859" style:font-name-asian="SimSun" style:font-name-complex="SimSun"/>
    </style:style>
    <style:style style:name="T34" style:family="text">
      <style:text-properties style:font-name="Calibri" fo:font-weight="bold" officeooo:rsid="00313e64" style:font-name-asian="SimSun" style:font-weight-asian="bold" style:font-name-complex="SimSun" style:font-weight-complex="bold"/>
    </style:style>
    <style:style style:name="T35" style:family="text">
      <style:text-properties style:font-name="Calibri" fo:font-weight="bold" officeooo:rsid="0031768d" style:font-name-asian="SimSun" style:font-weight-asian="bold" style:font-name-complex="SimSun" style:font-weight-complex="bold"/>
    </style:style>
    <style:style style:name="T36" style:family="text">
      <style:text-properties fo:language="pt" fo:country="BR" style:language-asian="zh" style:country-asian="CN" style:language-complex="ar" style:country-complex="SA"/>
    </style:style>
    <style:style style:name="T37" style:family="text">
      <style:text-properties fo:language="pt" fo:country="BR" officeooo:rsid="00313e64" style:language-asian="zh" style:country-asian="CN" style:language-complex="ar" style:country-complex="SA"/>
    </style:style>
    <style:style style:name="T38" style:family="text">
      <style:text-properties fo:language="pt" fo:country="BR" officeooo:rsid="0031768d" style:language-asian="zh" style:country-asian="CN" style:language-complex="ar" style:country-complex="SA"/>
    </style:style>
    <style:style style:name="T39" style:family="text">
      <style:text-properties fo:language="pt" fo:country="BR" officeooo:rsid="0039b11d" style:language-asian="zh" style:country-asian="CN" style:language-complex="ar" style:country-complex="SA"/>
    </style:style>
    <style:style style:name="T40" style:family="text">
      <style:text-properties fo:language="pt" fo:country="BR" fo:font-weight="bold" style:language-asian="zh" style:country-asian="CN" style:font-weight-asian="bold" style:language-complex="ar" style:country-complex="SA" style:font-weight-complex="bold"/>
    </style:style>
    <style:style style:name="T41" style:family="text">
      <style:text-properties officeooo:rsid="00313e64"/>
    </style:style>
    <style:style style:name="T42" style:family="text">
      <style:text-properties officeooo:rsid="0039b11d"/>
    </style:style>
    <style:style style:name="T43" style:family="text">
      <style:text-properties officeooo:rsid="003b2859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3">SEMANA DE </text:span><text:span text:style-name="T4">05</text:span><text:span text:style-name="T13"> DE </text:span><text:span text:style-name="T3">SETEMBRO</text:span><text:span text:style-name="T13"> A </text:span><text:span text:style-name="T4">09</text:span><text:span text:style-name="T13"> DE </text:span><text:span text:style-name="T3">SETEMBRO</text:span></text:p>
      <text:p text:style-name="P6"><text:span text:style-name="T16">Instrutor de Informática</text:span><text:bookmark text:name="_GoBack"/><text:span text:style-name="T16">: Everaldo </text:span><text:span text:style-name="T17">José de Souza</text:span></text:p>
      <text:p text:style-name="P14"><text:span text:style-name="T14">S</text:span><text:span text:style-name="T15">egunda</text:span><text:span text:style-name="T12"> Feira – </text:span><text:span text:style-name="T5">05</text:span><text:span text:style-name="T12"> de </text:span><text:span text:style-name="T1">Setembro</text:span><text:span text:style-name="T12"> 2022 </text:span></text:p>
      <text:p text:style-name="P11"><text:tab/>2ºA<text:tab/> – 07:45 as 08:25</text:p>
      <text:p text:style-name="P12"><text:tab/>4ºB<text:tab/> - 08:25 as 09:05</text:p>
      <text:p text:style-name="P10"><text:span text:style-name="T18"><text:tab/>2ºC<text:tab/> – </text:span><text:span text:style-name="T20">10:25 as 11:05</text:span></text:p>
      <text:p text:style-name="P10"><text:span text:style-name="T18"><text:tab/>2ºB<text:tab/> – </text:span><text:span text:style-name="T20">11:05 as 11:45</text:span></text:p>
      <text:p text:style-name="P9"><text:span text:style-name="T19"><text:tab/></text:span><text:span text:style-name="T21">5</text:span><text:span text:style-name="T19">º</text:span><text:span text:style-name="T21">F<text:tab/></text:span><text:span text:style-name="T19"> – </text:span><text:span text:style-name="T6">13:20</text:span><text:span text:style-name="T19"> as </text:span><text:span text:style-name="T6">14:00</text:span></text:p>
      <text:p text:style-name="P9"><text:span text:style-name="T19"><text:tab/></text:span><text:span text:style-name="T21">3</text:span><text:span text:style-name="T19">º</text:span><text:span text:style-name="T21">D<text:tab/></text:span><text:span text:style-name="T19"> – </text:span><text:span text:style-name="T6">16:00</text:span><text:span text:style-name="T20"> as </text:span><text:span text:style-name="T6">16:40</text:span></text:p>
      <text:p text:style-name="P9"><text:span text:style-name="T20"><text:tab/></text:span><text:span text:style-name="T21">4</text:span><text:span text:style-name="T20">º</text:span><text:span text:style-name="T21">C<text:tab/></text:span><text:span text:style-name="T20"> – </text:span><text:span text:style-name="T6">16:40</text:span><text:span text:style-name="T20"> as </text:span><text:span text:style-name="T6">1</text:span><text:span text:style-name="T7">7</text:span><text:span text:style-name="T6">:20</text:span></text:p>
      <text:p text:style-name="P15"><text:span text:style-name="T2">Terça</text:span><text:span text:style-name="T12"> Feira – </text:span><text:span text:style-name="T5">06</text:span><text:span text:style-name="T12"> de </text:span><text:span text:style-name="T1">Setembro</text:span><text:span text:style-name="T12"> 2022 </text:span></text:p>
      <text:p text:style-name="P8"><text:span text:style-name="T19"><text:tab/></text:span><text:span text:style-name="T8">3°B </text:span><text:span text:style-name="T19">– 07:45 as 08:25</text:span></text:p>
      <text:p text:style-name="P8"><text:span text:style-name="T19"><text:tab/></text:span><text:span text:style-name="T8">Pré B </text:span><text:span text:style-name="T19">- 08:25 as 09:05</text:span></text:p>
      <text:p text:style-name="P8"><text:span text:style-name="T19"><text:tab/></text:span><text:span text:style-name="T22">1</text:span><text:span text:style-name="T19">º</text:span><text:span text:style-name="T22">A</text:span><text:span text:style-name="T19"> – </text:span><text:span text:style-name="T6">09:</text:span><text:span text:style-name="T9">05</text:span><text:span text:style-name="T20"> as </text:span><text:span text:style-name="T9">09:45</text:span></text:p>
      <text:p text:style-name="P7"><text:span text:style-name="T6"><text:tab/></text:span><text:span text:style-name="T7">4</text:span><text:span text:style-name="T10">º</text:span><text:span text:style-name="T7">D</text:span><text:span text:style-name="T10"> – </text:span><text:span text:style-name="T6">13:20</text:span><text:span text:style-name="T10"> as </text:span><text:span text:style-name="T6">14:00</text:span></text:p>
      <text:p text:style-name="P7"><text:span text:style-name="T19"><text:tab/></text:span><text:span text:style-name="T7">5ºE</text:span><text:span text:style-name="T19"> – </text:span><text:span text:style-name="T6">14:00</text:span><text:span text:style-name="T19"> as </text:span><text:span text:style-name="T21">14:40</text:span></text:p>
      <text:p text:style-name="P7"><text:span text:style-name="T11"><text:tab/></text:span><text:span text:style-name="T7">1</text:span><text:span text:style-name="T11">º</text:span><text:span text:style-name="T6">C</text:span><text:span text:style-name="T11"> – </text:span><text:span text:style-name="T6">16:40</text:span><text:span text:style-name="T11"> as </text:span><text:span text:style-name="T6">1</text:span><text:span text:style-name="T7">7</text:span><text:span text:style-name="T6">:20</text:span></text:p>
      <text:p text:style-name="P15"><text:span text:style-name="T2">Quarta</text:span><text:span text:style-name="T12"> Feira – </text:span><text:span text:style-name="T5">06</text:span><text:span text:style-name="T12"> de </text:span><text:span text:style-name="T1">Setembro</text:span><text:span text:style-name="T12"> 2022 </text:span></text:p>
      <text:p text:style-name="P8"><text:span text:style-name="T19"><text:tab/></text:span><text:span text:style-name="T8">5</text:span><text:span text:style-name="T19">º</text:span><text:span text:style-name="T6">B</text:span><text:span text:style-name="T19"> – 07:45 as 08:25</text:span></text:p>
      <text:p text:style-name="P8"><text:span text:style-name="T19"><text:tab/>4º</text:span><text:span text:style-name="T6">A</text:span><text:span text:style-name="T19"> - 08:25 as 09:05</text:span></text:p>
      <text:p text:style-name="P8"><text:span text:style-name="T19"><text:tab/></text:span><text:span text:style-name="T8">5</text:span><text:span text:style-name="T19">ºC – </text:span><text:span text:style-name="T20">10:25 as 11:05</text:span></text:p>
      <text:p text:style-name="P8"><text:span text:style-name="T19"><text:tab/></text:span><text:span text:style-name="T8">5</text:span><text:span text:style-name="T19">º</text:span><text:span text:style-name="T6">A</text:span><text:span text:style-name="T19"> – </text:span><text:span text:style-name="T20">11:05 as 11:45</text:span></text:p>
      <text:p text:style-name="P7"><text:span text:style-name="T20"><text:tab/></text:span><text:span text:style-name="T7">2ºE</text:span><text:span text:style-name="T19"> – </text:span><text:span text:style-name="T6">13:20</text:span><text:span text:style-name="T19"> as </text:span><text:span text:style-name="T6">14:00</text:span></text:p>
      <text:p text:style-name="P7"><text:span text:style-name="T19"><text:tab/></text:span><text:span text:style-name="T7">5ºD</text:span><text:span text:style-name="T19"> – </text:span><text:span text:style-name="T6">14:00</text:span><text:span text:style-name="T19"> as </text:span><text:span text:style-name="T21">14:40</text:span></text:p>
      <text:p text:style-name="P7"><text:span text:style-name="T19"><text:tab/></text:span><text:span text:style-name="T7">1ºE</text:span><text:span text:style-name="T19"> – </text:span><text:span text:style-name="T6">16:00</text:span><text:span text:style-name="T20"> as </text:span><text:span text:style-name="T6">16:40</text:span></text:p>
      <text:p text:style-name="P7"><text:span text:style-name="T20"><text:tab/></text:span><text:span text:style-name="T7">2ºD</text:span><text:span text:style-name="T20"> – </text:span><text:span text:style-name="T6">16:40</text:span><text:span text:style-name="T20"> as </text:span><text:span text:style-name="T6">1</text:span><text:span text:style-name="T7">7</text:span><text:span text:style-name="T6">:20</text:span></text:p>
      <text:p text:style-name="P15"><text:span text:style-name="T2">Quinta</text:span><text:span text:style-name="T12"> Feira – </text:span><text:span text:style-name="T5">08</text:span><text:span text:style-name="T12"> de </text:span><text:span text:style-name="T1">Setembro</text:span><text:span text:style-name="T12"> 2022 </text:span></text:p>
      <text:p text:style-name="P8"><text:span text:style-name="T19"><text:tab/></text:span><text:span text:style-name="T6">3</text:span><text:span text:style-name="T19">ºA – 07:45 as 08:25</text:span></text:p>
      <text:p text:style-name="P8"><text:span text:style-name="T19"><text:tab/></text:span><text:span text:style-name="T6">Pré C</text:span><text:span text:style-name="T19"> - 08:25 as 09:05</text:span></text:p>
      <text:p text:style-name="P8"><text:span text:style-name="T19"><text:tab/></text:span><text:span text:style-name="T6">Pré A</text:span><text:span text:style-name="T19"> – </text:span><text:span text:style-name="T6">09:45</text:span><text:span text:style-name="T20"> as </text:span><text:span text:style-name="T6">10:25</text:span></text:p>
      <text:p text:style-name="P8"><text:span text:style-name="T19"><text:tab/></text:span><text:span text:style-name="T21">1</text:span><text:span text:style-name="T19">ºB – </text:span><text:span text:style-name="T7">10:25</text:span><text:span text:style-name="T20"> as </text:span><text:span text:style-name="T7">11:05</text:span></text:p>
      <text:p text:style-name="P7"><text:span text:style-name="T19"><text:tab/></text:span><text:span text:style-name="T7">1ºD</text:span><text:span text:style-name="T19"> – </text:span><text:span text:style-name="T6">13:20</text:span><text:span text:style-name="T19"> as </text:span><text:span text:style-name="T6">14:00</text:span></text:p>
      <text:p text:style-name="P7"><text:span text:style-name="T19"><text:tab/></text:span><text:span text:style-name="T7">Pré D</text:span><text:span text:style-name="T19">– </text:span><text:span text:style-name="T6">14:00</text:span><text:span text:style-name="T19"> as </text:span><text:span text:style-name="T21">14:40</text:span></text:p>
      <text:p text:style-name="P7"><text:span text:style-name="T20"><text:tab/></text:span><text:span text:style-name="T23">3</text:span><text:span text:style-name="T20">º</text:span><text:span text:style-name="T21">C</text:span><text:span text:style-name="T20"> – </text:span><text:span text:style-name="T7">16:00</text:span><text:span text:style-name="T20"> as </text:span><text:span text:style-name="T7">16:40</text:span></text:p>
      <text:p text:style-name="P13"/>
      <text:p text:style-name="P22"/>
      <text:p text:style-name="P27"><text:span text:style-name="T24">Turma</text:span>: <text:span text:style-name="T30">Infantil V</text:span></text:p>
      <text:p text:style-name="P23"><text:span text:style-name="T24">Conteúdo</text:span>: <text:span text:style-name="T31">Dispositivos (Mouse)</text:span></text:p>
      <text:p text:style-name="P18"><text:span text:style-name="T40">Encaminhamento</text:span><text:span text:style-name="T36">: </text:span><text:span text:style-name="T28">Exercitar com os alunos o uso do mouse e teclado utilizando jogos educacionais, afim de melhorar a coordenação motora bem como aumentar a autoestima dos alunos no quesito (USO da TECNOLOGIA)</text:span><text:span text:style-name="T36"> </text:span></text:p>
      <text:p text:style-name="P23"><text:span text:style-name="T24">Recursos</text:span>: Computadores e seus periféricos, multimídia e oralidade.</text:p>
      <text:p text:style-name="P23"/>
      <text:p text:style-name="P23"><text:span text:style-name="T24">Turma</text:span>: 1º ano </text:p>
      <text:p text:style-name="P20"><text:span text:style-name="T40">Conteúdo</text:span><text:span text:style-name="T36">: </text:span><text:span text:style-name="T26">Aplicativos (Editor de Texto)</text:span></text:p>
      <text:p text:style-name="P23"><text:span text:style-name="T24">Encaminhamento</text:span>: Inicialmente solicitar que aos alunos liguem o computador e entrem no <text:span text:style-name="T41">editor de textos, </text:span><text:span text:style-name="T42">solicitar que os mesmos digitem o alfabeto, inicialmente em caixa alta e posteriormente em caixa baixa</text:span><text:span text:style-name="T41"> a afim de exercitarem o uso do teclado e mouse, </text:span><text:span text:style-name="T42">bem como memorizarem o uso do alfabeto.</text:span></text:p>
      <text:p text:style-name="P23"><text:span text:style-name="T24">Recursos</text:span>: Computadores e seus periféricos, multimídia e oralidade.</text:p>
      <text:p text:style-name="P23"/>
      <text:p text:style-name="P24"><text:span text:style-name="T24">Turma</text:span>: <text:span text:style-name="T41">2</text:span>º ano </text:p>
      <text:p text:style-name="P20"><text:span text:style-name="T40">Conteúdo</text:span><text:span text:style-name="T36">: </text:span><text:span text:style-name="T26">Aplicativos (Editor de Texto)</text:span></text:p>
      <text:p text:style-name="P20"><text:span text:style-name="T40">Encaminhamento</text:span><text:span text:style-name="T36">: Inicialmente solicitar que aos alunos liguem o computador e entrem no </text:span><text:span text:style-name="T37">editor de textos, </text:span><text:span text:style-name="T39">solicitar que os mesmos digitem </text:span><text:span text:style-name="T28">um pequeno texto que será apresentado no multimidia</text:span><text:span text:style-name="T39">, inicialmente em caixa alta e posteriormente em caixa baixa</text:span><text:span text:style-name="T37"> </text:span><text:span text:style-name="T39">e na sequencia utilizando ambos </text:span><text:span text:style-name="T37">a afim de exercitarem o uso do teclado e mouse, </text:span><text:span text:style-name="T39">bem como </text:span><text:span text:style-name="T28">o uso das teclas (SHIFT e CAPSLOCK)</text:span><text:span text:style-name="T39">.</text:span></text:p>
      <text:p text:style-name="P25"><text:span text:style-name="T34">Recursos</text:span><text:span text:style-name="T25">: Computadores e seus periféricos, multimídia e oralidade.</text:span></text:p>
      <text:p text:style-name="P23"/>
      <text:p text:style-name="P23"><text:span text:style-name="T24">Turma</text:span>: 3º ano </text:p>
      <text:p text:style-name="P17"><text:span text:style-name="T40">Conteúdo</text:span><text:span text:style-name="T36">: </text:span><text:span text:style-name="T26">Aplicativos (Editor de Texto)</text:span></text:p>
      <text:p text:style-name="P17"><text:span text:style-name="T40">Encaminhamento</text:span><text:span text:style-name="T36">: Inicialmente solicitar que aos alunos liguem o computador e entrem no </text:span><text:span text:style-name="T38">EDITOR de TEXTOS (WRITER). Solicitar que alunos </text:span><text:span text:style-name="T28">entrem na internet em dupla e pesquisem sobre (A INDEPENDÊNCIA DO BRASIL), na sequencia solicitar aos alunos que utilizem os recursos de copiar e colar para montar um texto sobre o assunto, após o texto estar montando solicitar que seja feita a edição como: (TITULO e TEXTO)</text:span><text:span text:style-name="T26">.</text:span></text:p>
      <text:p text:style-name="P23"><text:span text:style-name="T24">Recursos</text:span>: Computadores e seus periféricos, <text:span text:style-name="T43">internet, </text:span>multimídia e oralidade.</text:p>
      <text:p text:style-name="P23"/>
      <text:p text:style-name="P23"><text:span text:style-name="T24">Turma</text:span>: 4º ano </text:p>
      <text:p text:style-name="P21"><text:span text:style-name="T40">Conteúdo</text:span><text:span text:style-name="T36">: </text:span><text:span text:style-name="T26">Aplicativos (Editor de Texto)</text:span></text:p>
      <text:p text:style-name="P21"><text:span text:style-name="T40">Encaminhamento</text:span><text:span text:style-name="T36">: Inicialmente solicitar que aos alunos liguem o computador e entrem no </text:span><text:span text:style-name="T38">EDITOR de TEXTOS (WRITER). Solicitar que alunos </text:span><text:span text:style-name="T28">entrem na internet em dupla e pesquisem sobre (A INDEPENDÊNCIA DO BRASIL), na sequencia solicitar aos alunos que utilizem os recursos de copiar e colar para montar um texto sobre o assunto, após o texto estar montando solicitar que seja feita a edição como: (TITULO e TEXTO), </text:span><text:span text:style-name="T29">solicitar aos alunos que incluam no texto algumas imagens relativas ao assunto</text:span><text:span text:style-name="T26">.</text:span></text:p>
      <text:p text:style-name="P26"><text:span text:style-name="T35">Recursos</text:span><text:span text:style-name="T32">: Computadores e seus periféricos, </text:span><text:span text:style-name="T33">internet, </text:span><text:span text:style-name="T32">multimídia e oralidade.</text:span></text:p>
      <text:p text:style-name="P23"/>
      <text:p text:style-name="P26"><text:soft-page-break/><text:span text:style-name="T24">Turma</text:span>: <text:span text:style-name="T43">5</text:span>º ano </text:p>
      <text:p text:style-name="P21"><text:span text:style-name="T40">Conteúdo</text:span><text:span text:style-name="T36">: </text:span><text:span text:style-name="T26">Aplicativos (Editor de Texto)</text:span></text:p>
      <text:p text:style-name="P21"><text:span text:style-name="T40">Encaminhamento</text:span><text:span text:style-name="T36">: Inicialmente solicitar que aos alunos liguem o computador e entrem no </text:span><text:span text:style-name="T38">EDITOR de TEXTOS (WRITER). Solicitar que alunos </text:span><text:span text:style-name="T28">entrem na internet em dupla e pesquisem sobre (A INDEPENDÊNCIA DO BRASIL), na sequencia solicitar aos alunos que utilizem os recursos de copiar e colar para montar um texto sobre o assunto, após o texto estar montando solicitar que seja feita a edição como: (TITULO e TEXTO), </text:span><text:span text:style-name="T29">solicitar aos alunos que incluam no texto algumas imagens relativas ao assunto</text:span><text:span text:style-name="T26">. </text:span><text:span text:style-name="T29">Permitir aos alunos liberdade para estilizarem os texto de acordo com sua cxriatividade.</text:span></text:p>
      <text:p text:style-name="P26"><text:span text:style-name="T35">Recursos</text:span><text:span text:style-name="T32">: Computadores e seus periféricos, </text:span><text:span text:style-name="T33">internet, </text:span><text:span text:style-name="T32">multimídia e oralidade.</text:span></text:p>
      <text:p text:style-name="P23">Observações: 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SimSun" style:font-family-asian="SimSun" style:font-family-generic-asian="system" style:font-pitch-asian="variable" style:language-asian="zh" style:country-asian="CN" style:font-name-complex="SimSun" style:font-family-complex="SimSun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en" fo:country="US" style:language-asian="zh" style:country-asian="CN" style:font-name-complex="SimSun" style:font-family-complex="SimSun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en" fo:country="US" style:language-asian="zh" style:country-asian="CN" style:font-name-complex="SimSun" style:font-family-complex="SimSun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style:font-name="Arial" fo:language="pt" fo:country="BR" fo:font-style="italic" fo:font-weight="bold" style:language-asian="zh" style:country-asian="CN" style:font-style-asian="italic" style:font-weight-asian="bold" style:font-name-complex="Arial1" style:language-complex="ar" style:country-complex="SA"/>
    </style:style>
    <style:style style:name="MP2" style:family="paragraph" style:parent-style-name="Header">
      <style:paragraph-properties fo:text-align="center" style:justify-single-word="false"/>
      <style:text-properties style:font-name="Caladea" fo:language="pt" fo:country="BR" officeooo:paragraph-rsid="001e6ba6" style:language-asian="zh" style:country-asian="CN" style:font-name-complex="Caladea1" style:language-complex="ar" style:country-complex="SA"/>
    </style:style>
    <style:style style:name="MP3" style:family="paragraph" style:parent-style-name="Header">
      <style:paragraph-properties fo:text-align="center" style:justify-single-word="false"/>
      <style:text-properties style:font-name="Caladea" fo:font-size="13pt" fo:language="pt" fo:country="BR" fo:font-weight="bold" officeooo:paragraph-rsid="001e6ba6" style:font-size-asian="13pt" style:language-asian="zh" style:country-asian="CN" style:font-weight-asian="bold" style:font-name-complex="Caladea1" style:font-size-complex="13pt" style:language-complex="ar" style:country-complex="SA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000000" style:font-name="Caladea" fo:font-size="13pt" fo:language="pt" fo:country="BR" style:font-size-asian="13pt" style:language-asian="zh" style:country-asian="CN" style:font-name-complex="Caladea1" style:font-size-complex="13pt" style:language-complex="ar" style:country-complex="SA"/>
    </style:style>
    <style:style style:name="MP5" style:family="paragraph" style:parent-style-name="Header">
      <style:text-properties fo:language="pt" fo:country="BR" style:language-asian="zh" style:country-asian="CN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.155cm" fo:margin-bottom="0.885cm" fo:margin-left="0.78cm" fo:margin-right="0.78cm" fo:border="2.24pt solid #000000" fo:padding-top="0.035cm" fo:padding-bottom="0.035cm" fo:padding-left="0.141cm" fo:padding-right="0.14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86cm" fo:margin-bottom="1.886cm" fo:margin-left="1.78cm" fo:margin-right="1.78cm" fo:border="2.24pt solid #000000" fo:padding-top="0.035cm" fo:padding-bottom="0.035cm" fo:padding-left="0.141cm" fo:padding-right="0.1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3" text:anchor-type="char" svg:x="1.254cm" svg:y="0.233cm" svg:width="1.524cm" svg:height="1.468cm" draw:z-index="2"><draw:image xlink:href="Pictures/10000000000000A80000009E1F2B054B735D57D1.png" xlink:type="simple" xlink:show="embed" xlink:actuate="onLoad" loext:mime-type="image/png"/></draw:frame><text:s text:c="84"/></text:p>
        <text:p text:style-name="MP2"><text:s text:c="9"/></text:p>
        <text:p text:style-name="MP3"/>
        <text:p text:style-name="MP3">Escola Municipal Adolival Pian </text:p>
        <text:p text:style-name="MP4">Educação Infantil, Ensino Fundamental e Educação em Tempo Integral</text:p>
        <text:p text:style-name="MP5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8:03:00</meta:creation-date>
    <meta:initial-creator>professores</meta:initial-creator>
    <meta:print-date>2022-08-26T08:35:40.627494215</meta:print-date>
    <dc:date>2022-08-26T09:03:01.351488720</dc:date>
    <meta:editing-cycles>14</meta:editing-cycles>
    <meta:editing-duration>PT44M51S</meta:editing-duration>
    <meta:generator>LibreOffice/6.4.7.2$Linux_X86_64 LibreOffice_project/40$Build-2</meta:generator>
    <meta:document-statistic meta:table-count="0" meta:image-count="1" meta:object-count="0" meta:page-count="3" meta:paragraph-count="63" meta:word-count="647" meta:character-count="4122" meta:non-whitespace-character-count="3369"/>
    <meta:user-defined meta:name="DocSecurity" meta:value-type="float">0</meta:user-defined>
    <meta:user-defined meta:name="ICV">EA62EE80195949BD81FCCB70A3E0E9B0</meta:user-defined>
    <meta:user-defined meta:name="KSOProductBuildVer">1046-11.2.0.11191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